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8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column table:style-name="co6" table:default-cell-style-name="ce7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Millisecondi</text:p>
          </table:table-cell>
          <table:table-cell table:style-name="ce1" office:value-type="string" calcext:value-type="string">
            <text:p>Secondi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/1000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/1000" office:value-type="float" office:value="0.003" calcext:value-type="float">
            <text:p>0,003</text:p>
          </table:table-cell>
          <table:table-cell/>
          <table:table-cell table:style-name="ce4" office:value-type="string" calcext:value-type="string">
            <text:p>Media:</text:p>
          </table:table-cell>
          <table:table-cell table:style-name="ce6" table:formula="of:=AVERAGE([.B2:.B2500])" office:value-type="float" office:value="0.00129531812725082" calcext:value-type="float">
            <text:p>0,0012953181</text:p>
          </table:table-cell>
          <table:table-cell table:style-name="ce8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/1000" office:value-type="float" office:value="0.004" calcext:value-type="float">
            <text:p>0,004</text:p>
          </table:table-cell>
          <table:table-cell/>
          <table:table-cell table:style-name="ce4"/>
          <table:table-cell table:style-name="ce6" table:formula="of:=[.E6]*1000" office:value-type="float" office:value="1.29531812725082" calcext:value-type="float">
            <text:p>1,2953181273</text:p>
          </table:table-cell>
          <table:table-cell table:style-name="ce8"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5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7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1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2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3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5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6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7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7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1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7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7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7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7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8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9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0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14]/1000" office:value-type="float" office:value="0.009" calcext:value-type="float">
            <text:p>0,00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15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8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2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3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3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6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7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8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9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0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0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1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1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2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4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6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8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8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0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3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3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4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44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5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6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6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7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8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0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0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0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1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2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2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3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3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7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7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8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0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4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5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6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6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7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8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8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0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0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0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3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3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4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71]/1000" office:value-type="float" office:value="0.007" calcext:value-type="float">
            <text:p>0,007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7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8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8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0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1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1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2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3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7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8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0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1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1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1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2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3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6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8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8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9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0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0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2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5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6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274]/1000" office:value-type="float" office:value="0.007" calcext:value-type="float">
            <text:p>0,007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8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8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9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1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2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3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5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6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8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0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0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1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2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2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5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6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7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8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9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0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1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1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2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3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5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6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6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7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8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87]/1000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9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0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0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1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1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2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2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3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6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6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9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1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1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2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4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4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6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6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8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0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1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1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2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2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4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4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5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6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6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6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6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7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8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9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0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2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935]/1000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3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4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5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6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7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8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9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0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0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1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1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2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3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3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5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6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7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7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8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9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0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1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2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3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6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8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9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0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1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2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4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250]/1000" office:value-type="float" office:value="0.009" calcext:value-type="float">
            <text:p>0,00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251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5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5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6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0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1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2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2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3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4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8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8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9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0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1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1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2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3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4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5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6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6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7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8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8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9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9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9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 table:number-rows-repeated="1046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50:31.712299680</meta:creation-date>
    <dc:date>2017-11-25T19:54:09.775760311</dc:date>
    <meta:editing-duration>PT3M38S</meta:editing-duration>
    <meta:editing-cycles>2</meta:editing-cycles>
    <meta:generator>LibreOffice/5.1.6.2$Linux_X86_64 LibreOffice_project/10m0$Build-2</meta:generator>
    <meta:document-statistic meta:table-count="1" meta:cell-count="5005" meta:object-count="0"/>
  </office:meta>
</office:document-meta>
</file>